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family-generic="roman"/>
    <style:font-face style:name="FreeSerif1"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P1" style:family="paragraph" style:parent-style-name="Text_20_body">
      <style:paragraph-properties fo:text-align="center" style:justify-single-word="false" style:writing-mode="lr-tb"/>
      <style:text-properties fo:font-size="20pt" fo:font-weight="bold" officeooo:rsid="00147ff0" officeooo:paragraph-rsid="00147ff0" style:font-size-asian="20pt" style:font-weight-asian="bold" style:font-size-complex="20pt" style:font-weight-complex="bold"/>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text-align="start" style:justify-single-word="false" style:writing-mode="lr-tb"/>
      <style:text-properties officeooo:rsid="00131d2d" officeooo:paragraph-rsid="00131d2d"/>
    </style:style>
    <style:style style:name="P4" style:family="paragraph" style:parent-style-name="Text_20_body">
      <style:paragraph-properties fo:text-align="start" style:justify-single-word="false" style:writing-mode="lr-tb"/>
      <style:text-properties officeooo:rsid="00131d2d"/>
    </style:style>
    <style:style style:name="T1" style:family="text">
      <style:text-properties officeooo:rsid="0012c3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orgotten Sentinel</text:p>
      <text:p text:style-name="P4">Imagine being that giant robot—so huge that you can’t even see the tiny beings called humans running away from you, filled with fear of being crushed under your feet without you even noticing. The world will unite against you, calling you a terrorist for unintentionally killing innocents, but the truth is, they just want to get rid of you. They don’t care about human lives; they pretend to care, but in reality, they don’t. You are no longer human, nor a robot; you are different. You are no longer from this world.</text:p>
      <text:p text:style-name="Text_20_body">From your perspective, humans appear as small and fragile creatures, their lives driven by greed and corruption. Their cities are built on layers of deceit, where wealth is hoarded by a few while many suffer in silence. You see their obsession with power and control, their endless pursuit of resources, and how they trample on each other to advance. Their society is rife with hypocrisy; they promote compassion but act with cruelty, all while hiding their true intentions behind a facade of innocence.</text:p>
      <text:p text:style-name="Text_20_body">Their hatred is evident, fueled by envy and fear of anything they cannot control or understand. They direct their anger towards you, not because you pose a fundamental threat, but because you embody their deepest insecurities. You are an anomaly in their meticulously organized world, a reminder of their failures and limitations. Their leaders exploit this fear, using it to manipulate the masses and maintain their grip on power. The people rally against you, not out of genuine concern for their fellow humans, but because they have been taught to fear and hate what is unfamiliar.</text:p>
      <text:p text:style-name="Text_20_body">To them, you are a symbol of chaos, a force that disrupts their carefully maintained illusion. Yet, from your perspective, you are merely navigating a world that seems alien and hostile, trying to understand the shifting emotions and fractured ideologies driving these beings. You are caught between being a force of nature and an incomprehensible entity in a world that cannot accept what it does not understand. In their eyes, you are a monster, but to you, they are a reflection of the flaws they vehemently condemn.</text:p>
      <text:p text:style-name="Text_20_body">Over time, however, you began to feel loneliness and desolation. The more their hostility towards you grew, the more isolated you felt. You couldn’t communicate with these humans, nor find a way to calm them or prove your good intentions. Every step you took elicited more panic and fear, and every attempt at communication was met with violence and attack.</text:p>
      <text:p text:style-name="Text_20_body"><text:soft-page-break/>On a dark and quiet night, you stood on a hill overlooking the city that had besieged you. Its lights glittered in the darkness, but you knew that beneath this sparkle lay hatred and fear. You felt the weight of the world on your shoulders and wondered if there was a place for you in this world. You let out a mournful cry mixed with the roar of your engine and the clinking of your metal parts to the sky, but there was no reply. At that moment, you realized that you were condemned to an eternal isolation, a stranger in a world that neither wanted nor understood you. Your cold eyes teared up in the silence of the night, and you felt the weight of sorrow overshadowing your metallic heart. You had the power to destroy the world, but what you truly wanted was peace and understanding—things that were as distant as the stars in the sky.</text:p>
      <text:p text:style-name="Text_20_body">Thus, you remained standing there, between shadows and light, watching the world from afar, sad and alone, searching for meaning in your existence while the world around you saw nothing but threat and danger.</text:p>
      <text:p text:style-name="Text_20_body">Centuries passed, and you remained standing unmoved, letting nature embrace you with its plants and trees. Humans dared not approach you; they couldn’t even cut down the trees near you to expand their cities, for they truly despised you. You felt as if nature was protecting you from them, weaving a cloak of tranquility and peace around you. Birds built their nests on your shoulders, and flowers grew between your joints, as if you were a part of them, a piece of their pure world.</text:p>
      <text:p text:style-name="Text_20_body">Over time, you began to feel that you belonged to this place more than ever before. Nature treated you with kindness and affection, unlike the humans who knew only hatred and fear. You found solace in the sound of the wind through the trees and the whispers of leaves telling ancient tales. You felt that nature had embraced you as one of its own, and for the first time in a long while, you felt inner peace.</text:p>
      <text:p text:style-name="Text_20_body">But even in this serene paradise, your days were not free of sorrow. You remembered the days when you were a living being, moving among humans, trying to understand and help them. You wished they had understood your intentions, that they had seen you meant no harm. But all those dreams were shattered under the weight of fear and hatred.</text:p>
      <text:p text:style-name="Text_20_body">Nevertheless, you began to feel that you had a role here, in this quiet place. You were a guardian of nature, protecting it from the humans who sought to destroy it for their own interests. You watched from afar, seeing how this place thrived without their interference. You realized that your presence here was not in vain, and even in your isolation, you were performing a noble task.</text:p>
      <text:p text:style-name="Text_20_body"><text:soft-page-break/>As time went on, you became a legend told among people. They spoke of a giant guardian in the forest, protecting it from harm. They feared to approach, but they also felt a kind of admiration and respect for this being they knew little about. You began to hear their stories and see the sparkle of curiosity and imagination in the eyes of children.</text:p>
      <text:p text:style-name="Text_20_body">In the end, you realized that your new life was not just a punishment but an opportunity to achieve something greater. You were a symbol of nature, a reminder that true strength lies in protection and care, not in destruction and cruelty. With this realization, you felt that you had finally found peace, surrounded by trees and flowers, far from the noise and clamor of humans.</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family-generic="roman"/>
    <style:font-face style:name="FreeSerif1"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erif1" style:font-size-complex="12pt" style:language-complex="ar" style:country-complex="M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FreeSerif1" style:font-size-complex="12pt" style:language-complex="ar" style:country-complex="M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erif1" style:font-family-complex="FreeSerif"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erif" style:font-family-complex="Free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erif"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 style:font-family-complex="FreeSerif" style:font-family-generic-complex="roman"/>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7T22:49:07.673469263</meta:creation-date>
    <dc:date>2024-08-07T23:26:28.423884025</dc:date>
    <meta:editing-duration>PT25M27S</meta:editing-duration>
    <meta:editing-cycles>3</meta:editing-cycles>
    <meta:generator>LibreOffice/24.2.5.2$Linux_X86_64 LibreOffice_project/420$Build-2</meta:generator>
    <meta:document-statistic meta:table-count="0" meta:image-count="0" meta:object-count="0" meta:page-count="3" meta:paragraph-count="14" meta:word-count="1035" meta:character-count="5894" meta:non-whitespace-character-count="4875"/>
  </office:meta>
</office:document-meta>
</file>